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399cm" fo:margin-left="1.279cm" table:align="left"/>
    </style:style>
    <style:style style:name="Table1.A" style:family="table-column">
      <style:table-column-properties style:column-width="3.08cm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5.609cm"/>
    </style:style>
    <style:style style:name="Table2.D" style:family="table-column">
      <style:table-column-properties style:column-width="0.9cm"/>
    </style:style>
    <style:style style:name="Table2.G" style:family="table-column">
      <style:table-column-properties style:column-width="5.3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2" style:family="table-row">
      <style:table-row-properties style:row-height="0.80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997e7" officeooo:paragraph-rsid="000997e7"/>
    </style:style>
    <style:style style:name="P3" style:family="paragraph" style:parent-style-name="Standard">
      <style:text-properties officeooo:rsid="000997e7" officeooo:paragraph-rsid="000b71e3"/>
    </style:style>
    <style:style style:name="P4" style:family="paragraph" style:parent-style-name="Table_20_Contents">
      <style:text-properties officeooo:rsid="001772eb" officeooo:paragraph-rsid="001772eb"/>
    </style:style>
    <style:style style:name="P5" style:family="paragraph" style:parent-style-name="Heading_20_1">
      <style:paragraph-properties fo:text-align="center" style:justify-single-word="false"/>
      <style:text-properties officeooo:paragraph-rsid="001772eb"/>
    </style:style>
    <style:style style:name="P6" style:family="paragraph" style:parent-style-name="Table_20_Heading">
      <style:text-properties officeooo:rsid="001772eb" officeooo:paragraph-rsid="001772eb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T5" style:family="text">
      <style:text-properties officeooo:rsid="00118d09"/>
    </style:style>
    <style:style style:name="T6" style:family="text">
      <style:text-properties officeooo:rsid="0013021a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rd">
        <text:h text:style-name="P5" text:outline-level="1"><office:annotation><dc:creator>Gervase Markham</dc:creator><dc:date>2013-05-22T11:37:48</dc:date><text:p text:style-name="P7"><text:span text:style-name="T7">do section for card in cards</text:span></text:p></office:annotation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style-name="Table1.A" table:number-columns-repeated="5"/>
          <table:table-row table:style-name="Table1.1">
            <table:table-cell table:style-name="Table1.A1" office:value-type="string">
              <text:p text:style-name="P1"><text:conditional-text text:condition="ooow:true" text:string-value-if-true="line[0]" text:string-value-if-false="">line[0]</text:conditional-text></text:p>
            </table:table-cell>
            <table:table-cell table:style-name="Table1.A1" office:value-type="string">
              <text:p text:style-name="P1"><text:conditional-text text:condition="ooow:true" text:string-value-if-true="line[1]" text:string-value-if-false="">line[1]</text:conditional-text></text:p>
            </table:table-cell>
            <table:table-cell table:style-name="Table1.A1" office:value-type="string">
              <text:p text:style-name="P1"><text:conditional-text text:condition="ooow:true" text:string-value-if-true="line[2]" text:string-value-if-false="">line[2]</text:conditional-text></text:p>
            </table:table-cell>
            <table:table-cell table:style-name="Table1.A1" office:value-type="string">
              <text:p text:style-name="P1"><text:conditional-text text:condition="ooow:true" text:string-value-if-true="line[3]" text:string-value-if-false="">line[3]</text:conditional-text></text:p>
            </table:table-cell>
            <table:table-cell table:style-name="Table1.E1" office:value-type="string">
              <text:p text:style-name="P1"><text:conditional-text text:condition="ooow:true" text:string-value-if-true="line[4]" text:string-value-if-false="">line[4]</text:conditional-text><office:annotation><dc:creator>Gervase Markham</dc:creator><dc:date>2013-05-22T11:30:19</dc:date><text:p text:style-name="P7"><text:span text:style-name="T7">do row for line in card</text:span></text:p></office:annotation></text:p>
            </table:table-cell>
          </table:table-row>
        </table:table>
        <text:h text:style-name="P5" text:outline-level="1">Personal Scoresheet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A"/>
          <table:table-column table:style-name="Table2.B"/>
          <table:table-column table:style-name="Table2.G"/>
          <table:table-column table:style-name="Table2.D"/>
          <table:table-header-rows>
            <table:table-row>
              <table:table-cell table:style-name="Table2.A1" office:value-type="string">
                <text:p text:style-name="P6">#</text:p>
              </table:table-cell>
              <table:table-cell table:style-name="Table2.A1" office:value-type="string">
                <text:p text:style-name="P6">Country</text:p>
              </table:table-cell>
              <table:table-cell table:style-name="Table2.A1" office:value-type="string">
                <text:p text:style-name="P6">Notes</text:p>
              </table:table-cell>
              <table:table-cell table:style-name="Table2.A1" office:value-type="string">
                <text:p text:style-name="P6">Pts</text:p>
              </table:table-cell>
              <table:table-cell table:style-name="Table2.A1" office:value-type="string">
                <text:p text:style-name="P6">#</text:p>
              </table:table-cell>
              <table:table-cell table:style-name="Table2.A1" office:value-type="string">
                <text:p text:style-name="P6">Country</text:p>
              </table:table-cell>
              <table:table-cell table:style-name="Table2.A1" office:value-type="string">
                <text:p text:style-name="P6">Notes</text:p>
              </table:table-cell>
              <table:table-cell table:style-name="Table2.H1" office:value-type="string">
                <text:p text:style-name="P6">Pts</text:p>
              </table:table-cell>
            </table:table-row>
          </table:table-header-rows>
          <table:table-row table:style-name="Table2.2">
            <table:table-cell table:style-name="Table2.A2" office:value-type="string">
              <text:p text:style-name="P4">1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4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5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3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6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4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7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5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8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6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19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7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0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8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1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9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10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3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11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4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12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5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4">13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P4">26</text:p>
            </table:table-cell>
            <table:table-cell table:style-name="Table2.A2" office:value-type="string">
              <text:p text:style-name="Table_20_Contents"/>
            </table:table-cell>
            <table:table-cell table:style-name="Table2.A2" office:value-type="string">
              <text:p text:style-name="Table_20_Contents"/>
            </table:table-cell>
            <table:table-cell table:style-name="Table2.H2" office:value-type="string">
              <text:p text:style-name="Table_20_Contents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499cm" loext:contextual-spacing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8-05-14T10:26:12.085637211</dc:date>
    <meta:editing-duration>PT1H12M49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1" meta:paragraph-count="44" meta:word-count="222" meta:character-count="1168" meta:non-whitespace-character-count="990"/>
  </office:meta>
</office:document-meta>
</file>